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style:font-size-asian="15pt" style:font-size-complex="15pt"/>
    </style:style>
    <style:style style:name="P2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style:font-size-asian="15pt" style:font-size-complex="15pt"/>
    </style:style>
    <style:style style:name="P3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13f1d" style:font-size-asian="15pt" style:font-size-complex="15pt"/>
    </style:style>
    <style:style style:name="P4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officeooo:paragraph-rsid="00113f1d" style:font-size-asian="15pt" style:font-size-complex="15pt"/>
    </style:style>
    <style:style style:name="P5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13f1d" style:font-size-asian="15pt" style:font-size-complex="15pt"/>
    </style:style>
    <style:style style:name="P6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13f1d" style:font-size-asian="15pt" style:font-size-complex="15pt"/>
    </style:style>
    <style:style style:name="P7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13f1d" style:font-size-asian="15pt" style:font-size-complex="15pt"/>
    </style:style>
    <style:style style:name="T1" style:family="text">
      <style:text-properties officeooo:rsid="00113f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Atividades 5º séries</text:span></text:p>
      <text:p text:style-name="P2"/>
      <text:p text:style-name="P5">As atividades das 5º séries consistiram em uma breve abordagem de como funciona o computador, onde foi visto um vídeo de animação explicando funcionamento do computador e a desmontagem de um computador antigo estragado que se encontra na sala de informática.</text:p>
      <text:p text:style-name="P5">A atividade de desmontar o computador consistiu em tirar os componentes do comutador e os alunos poderem manuseá-los.</text:p>
      <text:p text:style-name="P5">Os alunos copiaram uma base teórica sobre os periféricos dos computadores (periféricos de entrada, saída e externos) e uma base sobre software livre, na qual será trabalhado a criação de slides, digitação de textos e pesquisas em cima deste conteúdo.</text:p>
      <text:p text:style-name="P7"/>
      <text:p text:style-name="P4"><text:s/><text:span text:style-name="T1">Atividades 5º séries</text:span></text:p>
      <text:p text:style-name="P3"/>
      <text:p text:style-name="P5">As atividades das 5º séries consistiram em uma breve abordagem de como funciona o computador, onde foi visto um vídeo de animação explicando funcionamento do computador e a desmontagem de um computador antigo estragado que se encontra na sala de informática.</text:p>
      <text:p text:style-name="P5">A atividade de desmontar o computador consistiu em tirar os componentes do comutador e os alunos poderem manuseá-los.</text:p>
      <text:p text:style-name="P7">Os alunos copiaram uma base teórica sobre os periféricos dos computadores (periféricos de entrada, saída e externos) e uma base sobre software livre, na qual será trabalhado a criação de slides, digitação de textos e pesquisas em cima deste conteú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3:48:27.844000000</meta:creation-date>
    <dc:date>2016-04-28T13:55:45.144000000</dc:date>
    <meta:editing-duration>PT7M20S</meta:editing-duration>
    <meta:editing-cycles>1</meta:editing-cycles>
    <meta:document-statistic meta:table-count="0" meta:image-count="0" meta:object-count="0" meta:page-count="1" meta:paragraph-count="8" meta:word-count="204" meta:character-count="1292" meta:non-whitespace-character-count="1094"/>
    <meta:generator>LibreOffice/5.1.2.2$Windows_x86 LibreOffice_project/d3bf12ecb743fc0d20e0be0c58ca359301eb705f</meta:generator>
  </office:meta>
</office:document-meta>
</file>